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3270Medium Nerd Font" svg:font-family="'3270Medium Nerd Font'" style:font-pitch="fixed"/>
    <style:font-face style:name="Montserrat" svg:font-family="Montserrat" style:font-pitch="variable"/>
    <style:font-face style:name="Montserrat2" svg:font-family="Montserrat" style:font-adornments="Bold" style:font-pitch="variable"/>
    <style:font-face style:name="Montserrat1" svg:font-family="Montserrat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986in" style:rel-column-width="14182*"/>
    </style:style>
    <style:style style:name="Table1.B" style:family="table-column">
      <style:table-column-properties style:column-width="5.4264in" style:rel-column-width="5135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1.4986in" style:rel-column-width="14182*"/>
    </style:style>
    <style:style style:name="Table2.B" style:family="table-column">
      <style:table-column-properties style:column-width="5.4264in" style:rel-column-width="5135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4986in" style:rel-column-width="14182*"/>
    </style:style>
    <style:style style:name="Table3.B" style:family="table-column">
      <style:table-column-properties style:column-width="5.4264in" style:rel-column-width="5135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4986in" style:rel-column-width="14182*"/>
    </style:style>
    <style:style style:name="Table4.B" style:family="table-column">
      <style:table-column-properties style:column-width="5.4264in" style:rel-column-width="5135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4986in" style:rel-column-width="14182*"/>
    </style:style>
    <style:style style:name="Table5.B" style:family="table-column">
      <style:table-column-properties style:column-width="5.4264in" style:rel-column-width="5135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4986in" style:rel-column-width="14182*"/>
    </style:style>
    <style:style style:name="Table6.B" style:family="table-column">
      <style:table-column-properties style:column-width="5.4264in" style:rel-column-width="5135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4986in" style:rel-column-width="14182*"/>
    </style:style>
    <style:style style:name="Table7.B" style:family="table-column">
      <style:table-column-properties style:column-width="5.4264in" style:rel-column-width="51353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fo:break-before="page" table:align="margins"/>
    </style:style>
    <style:style style:name="Table8.A" style:family="table-column">
      <style:table-column-properties style:column-width="1.4986in" style:rel-column-width="14182*"/>
    </style:style>
    <style:style style:name="Table8.B" style:family="table-column">
      <style:table-column-properties style:column-width="5.4264in" style:rel-column-width="51353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fo:break-before="page" table:align="margins"/>
    </style:style>
    <style:style style:name="Table9.A" style:family="table-column">
      <style:table-column-properties style:column-width="1.4986in" style:rel-column-width="14182*"/>
    </style:style>
    <style:style style:name="Table9.B" style:family="table-column">
      <style:table-column-properties style:column-width="5.4264in" style:rel-column-width="51353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fo:break-before="page" table:align="margins"/>
    </style:style>
    <style:style style:name="Table10.A" style:family="table-column">
      <style:table-column-properties style:column-width="1.4986in" style:rel-column-width="14182*"/>
    </style:style>
    <style:style style:name="Table10.B" style:family="table-column">
      <style:table-column-properties style:column-width="5.4264in" style:rel-column-width="51353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3270Medium Nerd Font" officeooo:rsid="0004f130" officeooo:paragraph-rsid="0004f130"/>
    </style:style>
    <style:style style:name="P2" style:family="paragraph" style:parent-style-name="Footer">
      <style:text-properties style:font-name="3270Medium Nerd Font" officeooo:rsid="000562e6" officeooo:paragraph-rsid="000562e6"/>
    </style:style>
    <style:style style:name="P3" style:family="paragraph" style:parent-style-name="Table_20_Contents">
      <style:text-properties style:font-name="Montserrat1"/>
    </style:style>
    <style:style style:name="P4" style:family="paragraph" style:parent-style-name="Table_20_Contents">
      <style:text-properties style:font-name="Montserrat1" officeooo:rsid="01670525" officeooo:paragraph-rsid="01670525"/>
    </style:style>
    <style:style style:name="P5" style:family="paragraph" style:parent-style-name="Table_20_Contents">
      <style:text-properties style:font-name="Montserrat1" officeooo:rsid="01670525" officeooo:paragraph-rsid="0173f92b"/>
    </style:style>
    <style:style style:name="P6" style:family="paragraph" style:parent-style-name="Table_20_Contents">
      <style:text-properties style:font-name="Montserrat1" officeooo:rsid="0167d265" officeooo:paragraph-rsid="0167d265"/>
    </style:style>
    <style:style style:name="P7" style:family="paragraph" style:parent-style-name="Table_20_Contents">
      <style:text-properties style:font-name="Montserrat1" officeooo:rsid="0167d265" officeooo:paragraph-rsid="0173f92b"/>
    </style:style>
    <style:style style:name="P8" style:family="paragraph" style:parent-style-name="Table_20_Contents">
      <style:text-properties style:font-name="Montserrat1" fo:font-weight="bold" officeooo:rsid="016da3aa" officeooo:paragraph-rsid="016da3aa" style:font-weight-asian="bold" style:font-weight-complex="bold"/>
    </style:style>
    <style:style style:name="P9" style:family="paragraph" style:parent-style-name="Table_20_Contents">
      <style:text-properties style:font-name="Montserrat1" fo:font-weight="bold" officeooo:rsid="0175b0d7" officeooo:paragraph-rsid="0175b0d7" style:font-weight-asian="bold" style:font-weight-complex="bold"/>
    </style:style>
    <style:style style:name="P10" style:family="paragraph" style:parent-style-name="Table_20_Contents">
      <style:text-properties style:font-name="Montserrat1" officeooo:rsid="016f8439" officeooo:paragraph-rsid="016f8439"/>
    </style:style>
    <style:style style:name="P11" style:family="paragraph" style:parent-style-name="Table_20_Contents">
      <style:text-properties style:font-name="Montserrat1" officeooo:paragraph-rsid="0171f61b"/>
    </style:style>
    <style:style style:name="P12" style:family="paragraph" style:parent-style-name="Table_20_Contents">
      <style:text-properties style:font-name="Montserrat1" officeooo:paragraph-rsid="0173f92b"/>
    </style:style>
    <style:style style:name="P13" style:family="paragraph" style:parent-style-name="Table_20_Contents">
      <style:text-properties style:font-name="Montserrat1" officeooo:rsid="017805fd" officeooo:paragraph-rsid="017805fd"/>
    </style:style>
    <style:style style:name="P14" style:family="paragraph" style:parent-style-name="Table_20_Contents">
      <style:text-properties officeooo:paragraph-rsid="0167d265"/>
    </style:style>
    <style:style style:name="P15" style:family="paragraph" style:parent-style-name="Table_20_Contents">
      <style:text-properties officeooo:paragraph-rsid="0173f92b"/>
    </style:style>
    <style:style style:name="P16" style:family="paragraph" style:parent-style-name="Text_20_body">
      <style:text-properties officeooo:rsid="016a317d" officeooo:paragraph-rsid="016a317d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Subtitle">
      <style:text-properties style:font-name="Liberation Sans" fo:font-size="18pt" officeooo:rsid="01652936" officeooo:paragraph-rsid="01652936" style:font-name-asian="Noto Sans CJK SC" style:font-size-asian="18pt" style:font-name-complex="FreeSans" style:font-size-complex="18pt"/>
    </style:style>
    <style:style style:name="P19" style:family="paragraph" style:parent-style-name="Standard">
      <style:text-properties officeooo:paragraph-rsid="0173f92b"/>
    </style:style>
    <style:style style:name="P20" style:family="paragraph" style:parent-style-name="Title" style:master-page-name="Standard">
      <style:paragraph-properties style:page-number="auto"/>
      <style:text-properties style:font-name="Montserrat" fo:font-size="28pt" fo:font-weight="bold" officeooo:rsid="01652936" officeooo:paragraph-rsid="01652936" style:font-name-asian="Noto Sans CJK SC" style:font-size-asian="28pt" style:font-weight-asian="bold" style:font-name-complex="FreeSans" style:font-size-complex="28pt" style:font-weight-complex="bold"/>
    </style:style>
    <style:style style:name="P21" style:family="paragraph" style:parent-style-name="Heading_20_1">
      <style:paragraph-properties fo:break-before="page"/>
      <style:text-properties officeooo:rsid="0166c430" officeooo:paragraph-rsid="0166c430"/>
    </style:style>
    <style:style style:name="P22" style:family="paragraph" style:parent-style-name="Standard">
      <style:text-properties officeooo:paragraph-rsid="0173f92b"/>
    </style:style>
    <style:style style:name="P23" style:family="paragraph" style:parent-style-name="Standard">
      <style:text-properties officeooo:paragraph-rsid="017e765a"/>
    </style:style>
    <style:style style:name="P24" style:family="paragraph" style:parent-style-name="Standard">
      <style:text-properties officeooo:paragraph-rsid="0186f05c"/>
    </style:style>
    <style:style style:name="P25" style:family="paragraph" style:parent-style-name="Standard">
      <style:text-properties officeooo:paragraph-rsid="018aead9"/>
    </style:style>
    <style:style style:name="P26" style:family="paragraph" style:parent-style-name="Standard">
      <style:text-properties officeooo:paragraph-rsid="01922278"/>
    </style:style>
    <style:style style:name="P27" style:family="paragraph" style:parent-style-name="Standard">
      <style:text-properties officeooo:paragraph-rsid="0196f468"/>
    </style:style>
    <style:style style:name="P28" style:family="paragraph" style:parent-style-name="Standard">
      <style:text-properties officeooo:paragraph-rsid="019c1bed"/>
    </style:style>
    <style:style style:name="P29" style:family="paragraph" style:parent-style-name="Standard">
      <style:text-properties officeooo:paragraph-rsid="019f5c77"/>
    </style:style>
    <style:style style:name="P30" style:family="paragraph" style:parent-style-name="Table_20_Contents">
      <style:text-properties style:font-name="Montserrat1" officeooo:rsid="01670525" officeooo:paragraph-rsid="017e765a"/>
    </style:style>
    <style:style style:name="P31" style:family="paragraph" style:parent-style-name="Table_20_Contents">
      <style:text-properties style:font-name="Montserrat1" officeooo:rsid="01670525" officeooo:paragraph-rsid="0186f05c"/>
    </style:style>
    <style:style style:name="P32" style:family="paragraph" style:parent-style-name="Table_20_Contents">
      <style:text-properties style:font-name="Montserrat1" officeooo:rsid="01670525" officeooo:paragraph-rsid="018aead9"/>
    </style:style>
    <style:style style:name="P33" style:family="paragraph" style:parent-style-name="Table_20_Contents">
      <style:text-properties style:font-name="Montserrat1" officeooo:rsid="01670525" officeooo:paragraph-rsid="01922278"/>
    </style:style>
    <style:style style:name="P34" style:family="paragraph" style:parent-style-name="Table_20_Contents">
      <style:text-properties style:font-name="Montserrat1" officeooo:rsid="01670525" officeooo:paragraph-rsid="0196f468"/>
    </style:style>
    <style:style style:name="P35" style:family="paragraph" style:parent-style-name="Table_20_Contents">
      <style:text-properties style:font-name="Montserrat1" officeooo:rsid="01670525" officeooo:paragraph-rsid="019c1bed"/>
    </style:style>
    <style:style style:name="P36" style:family="paragraph" style:parent-style-name="Table_20_Contents">
      <style:text-properties style:font-name="Montserrat1" officeooo:rsid="01670525" officeooo:paragraph-rsid="019f5c77"/>
    </style:style>
    <style:style style:name="P37" style:family="paragraph" style:parent-style-name="Table_20_Contents">
      <style:text-properties style:font-name="Montserrat1" officeooo:rsid="0167d265" officeooo:paragraph-rsid="017e765a"/>
    </style:style>
    <style:style style:name="P38" style:family="paragraph" style:parent-style-name="Table_20_Contents">
      <style:text-properties style:font-name="Montserrat1" officeooo:rsid="0167d265" officeooo:paragraph-rsid="0186f05c"/>
    </style:style>
    <style:style style:name="P39" style:family="paragraph" style:parent-style-name="Table_20_Contents">
      <style:text-properties style:font-name="Montserrat1" officeooo:rsid="0167d265" officeooo:paragraph-rsid="018aead9"/>
    </style:style>
    <style:style style:name="P40" style:family="paragraph" style:parent-style-name="Table_20_Contents">
      <style:text-properties style:font-name="Montserrat1" officeooo:rsid="0167d265" officeooo:paragraph-rsid="01922278"/>
    </style:style>
    <style:style style:name="P41" style:family="paragraph" style:parent-style-name="Table_20_Contents">
      <style:text-properties style:font-name="Montserrat1" officeooo:rsid="0167d265" officeooo:paragraph-rsid="0196f468"/>
    </style:style>
    <style:style style:name="P42" style:family="paragraph" style:parent-style-name="Table_20_Contents">
      <style:text-properties style:font-name="Montserrat1" officeooo:rsid="0167d265" officeooo:paragraph-rsid="019c1bed"/>
    </style:style>
    <style:style style:name="P43" style:family="paragraph" style:parent-style-name="Table_20_Contents">
      <style:text-properties style:font-name="Montserrat1" officeooo:rsid="0167d265" officeooo:paragraph-rsid="019f5c77"/>
    </style:style>
    <style:style style:name="P44" style:family="paragraph" style:parent-style-name="Table_20_Contents">
      <style:text-properties style:font-name="Montserrat1" fo:font-weight="bold" officeooo:rsid="017efb66" officeooo:paragraph-rsid="017efb66" style:font-weight-asian="bold" style:font-weight-complex="bold"/>
    </style:style>
    <style:style style:name="P45" style:family="paragraph" style:parent-style-name="Table_20_Contents">
      <style:text-properties style:font-name="Montserrat1" fo:font-weight="bold" officeooo:rsid="017f6531" officeooo:paragraph-rsid="017f6531" style:font-weight-asian="bold" style:font-weight-complex="bold"/>
    </style:style>
    <style:style style:name="P46" style:family="paragraph" style:parent-style-name="Table_20_Contents">
      <style:text-properties style:font-name="Montserrat1" fo:font-weight="bold" officeooo:rsid="0188de05" officeooo:paragraph-rsid="0188de05" style:font-weight-asian="bold" style:font-weight-complex="bold"/>
    </style:style>
    <style:style style:name="P47" style:family="paragraph" style:parent-style-name="Table_20_Contents">
      <style:text-properties style:font-name="Montserrat1" fo:font-weight="bold" officeooo:rsid="018ceb65" officeooo:paragraph-rsid="018ceb65" style:font-weight-asian="bold" style:font-weight-complex="bold"/>
    </style:style>
    <style:style style:name="P48" style:family="paragraph" style:parent-style-name="Table_20_Contents">
      <style:text-properties style:font-name="Montserrat1" fo:font-weight="bold" officeooo:rsid="019233fa" officeooo:paragraph-rsid="019233fa" style:font-weight-asian="bold" style:font-weight-complex="bold"/>
    </style:style>
    <style:style style:name="P49" style:family="paragraph" style:parent-style-name="Table_20_Contents">
      <style:text-properties style:font-name="Montserrat1" fo:font-weight="bold" officeooo:rsid="0198a46c" officeooo:paragraph-rsid="0198a46c" style:font-weight-asian="bold" style:font-weight-complex="bold"/>
    </style:style>
    <style:style style:name="P50" style:family="paragraph" style:parent-style-name="Table_20_Contents">
      <style:text-properties style:font-name="Montserrat1" fo:font-weight="bold" officeooo:rsid="019cd981" officeooo:paragraph-rsid="019cd981" style:font-weight-asian="bold" style:font-weight-complex="bold"/>
    </style:style>
    <style:style style:name="P51" style:family="paragraph" style:parent-style-name="Table_20_Contents">
      <style:text-properties style:font-name="Montserrat1" fo:font-weight="bold" officeooo:rsid="01a13587" officeooo:paragraph-rsid="01a13587" style:font-weight-asian="bold" style:font-weight-complex="bold"/>
    </style:style>
    <style:style style:name="P52" style:family="paragraph" style:parent-style-name="Table_20_Contents">
      <style:text-properties style:font-name="Montserrat1" officeooo:paragraph-rsid="0173f92b"/>
    </style:style>
    <style:style style:name="P53" style:family="paragraph" style:parent-style-name="Table_20_Contents">
      <style:text-properties style:font-name="Montserrat1" officeooo:paragraph-rsid="017e765a"/>
    </style:style>
    <style:style style:name="P54" style:family="paragraph" style:parent-style-name="Table_20_Contents">
      <style:text-properties style:font-name="Montserrat1" officeooo:rsid="017efb66" officeooo:paragraph-rsid="017efb66"/>
    </style:style>
    <style:style style:name="P55" style:family="paragraph" style:parent-style-name="Table_20_Contents">
      <style:text-properties style:font-name="Montserrat1" officeooo:rsid="01803aa4" officeooo:paragraph-rsid="01803aa4"/>
    </style:style>
    <style:style style:name="P56" style:family="paragraph" style:parent-style-name="Table_20_Contents">
      <style:text-properties style:font-name="Montserrat1" officeooo:paragraph-rsid="01853d7d"/>
    </style:style>
    <style:style style:name="P57" style:family="paragraph" style:parent-style-name="Table_20_Contents">
      <style:text-properties style:font-name="Montserrat1" officeooo:paragraph-rsid="0186f05c"/>
    </style:style>
    <style:style style:name="P58" style:family="paragraph" style:parent-style-name="Table_20_Contents">
      <style:text-properties style:font-name="Montserrat1" officeooo:rsid="0188de05" officeooo:paragraph-rsid="0188de05"/>
    </style:style>
    <style:style style:name="P59" style:family="paragraph" style:parent-style-name="Table_20_Contents">
      <style:text-properties style:font-name="Montserrat1" officeooo:paragraph-rsid="018aead9"/>
    </style:style>
    <style:style style:name="P60" style:family="paragraph" style:parent-style-name="Table_20_Contents">
      <style:text-properties style:font-name="Montserrat1" officeooo:rsid="018fd1bd" officeooo:paragraph-rsid="018fd1bd"/>
    </style:style>
    <style:style style:name="P61" style:family="paragraph" style:parent-style-name="Table_20_Contents">
      <style:text-properties style:font-name="Montserrat1" officeooo:paragraph-rsid="01922278"/>
    </style:style>
    <style:style style:name="P62" style:family="paragraph" style:parent-style-name="Table_20_Contents">
      <style:text-properties style:font-name="Montserrat1" officeooo:rsid="01940db7" officeooo:paragraph-rsid="01940db7"/>
    </style:style>
    <style:style style:name="P63" style:family="paragraph" style:parent-style-name="Table_20_Contents">
      <style:text-properties style:font-name="Montserrat1" officeooo:paragraph-rsid="0196f468"/>
    </style:style>
    <style:style style:name="P64" style:family="paragraph" style:parent-style-name="Table_20_Contents">
      <style:text-properties style:font-name="Montserrat1" officeooo:rsid="019a28bc" officeooo:paragraph-rsid="019a28bc"/>
    </style:style>
    <style:style style:name="P65" style:family="paragraph" style:parent-style-name="Table_20_Contents">
      <style:text-properties style:font-name="Montserrat1" officeooo:paragraph-rsid="019c1bed"/>
    </style:style>
    <style:style style:name="P66" style:family="paragraph" style:parent-style-name="Table_20_Contents">
      <style:text-properties style:font-name="Montserrat1" officeooo:rsid="019d5a2d" officeooo:paragraph-rsid="019d5a2d"/>
    </style:style>
    <style:style style:name="P67" style:family="paragraph" style:parent-style-name="Table_20_Contents">
      <style:text-properties style:font-name="Montserrat1" officeooo:paragraph-rsid="019f5c77"/>
    </style:style>
    <style:style style:name="P68" style:family="paragraph" style:parent-style-name="Table_20_Contents">
      <style:text-properties style:font-name="Montserrat1" fo:font-weight="normal" officeooo:rsid="01a1d5d6" officeooo:paragraph-rsid="01a1d5d6" style:font-weight-asian="normal" style:font-weight-complex="normal"/>
    </style:style>
    <style:style style:name="P69" style:family="paragraph" style:parent-style-name="Table_20_Contents">
      <style:text-properties style:font-name="Montserrat1" fo:font-weight="normal" officeooo:rsid="01a21b75" officeooo:paragraph-rsid="01a21b75" style:font-weight-asian="normal" style:font-weight-complex="normal"/>
    </style:style>
    <style:style style:name="P70" style:family="paragraph" style:parent-style-name="Table_20_Contents">
      <style:text-properties officeooo:paragraph-rsid="017e765a"/>
    </style:style>
    <style:style style:name="P71" style:family="paragraph" style:parent-style-name="Table_20_Contents">
      <style:text-properties officeooo:paragraph-rsid="0186f05c"/>
    </style:style>
    <style:style style:name="P72" style:family="paragraph" style:parent-style-name="Table_20_Contents">
      <style:text-properties officeooo:paragraph-rsid="018aead9"/>
    </style:style>
    <style:style style:name="P73" style:family="paragraph" style:parent-style-name="Table_20_Contents">
      <style:text-properties officeooo:paragraph-rsid="01922278"/>
    </style:style>
    <style:style style:name="P74" style:family="paragraph" style:parent-style-name="Table_20_Contents">
      <style:text-properties officeooo:paragraph-rsid="0196f468"/>
    </style:style>
    <style:style style:name="P75" style:family="paragraph" style:parent-style-name="Table_20_Contents">
      <style:text-properties officeooo:paragraph-rsid="019c1bed"/>
    </style:style>
    <style:style style:name="P76" style:family="paragraph" style:parent-style-name="Table_20_Contents">
      <style:text-properties officeooo:paragraph-rsid="019f5c77"/>
    </style:style>
    <style:style style:name="T1" style:family="text">
      <style:text-properties officeooo:rsid="01649281"/>
    </style:style>
    <style:style style:name="T2" style:family="text">
      <style:text-properties style:font-name="Montserrat1" officeooo:rsid="0167d265"/>
    </style:style>
    <style:style style:name="T3" style:family="text">
      <style:text-properties style:font-name="Montserrat1" officeooo:rsid="0169be18"/>
    </style:style>
    <style:style style:name="T4" style:family="text">
      <style:text-properties officeooo:rsid="016b7c9b"/>
    </style:style>
    <style:style style:name="T5" style:family="text">
      <style:text-properties officeooo:rsid="0173f92b"/>
    </style:style>
    <style:style style:name="T6" style:family="text">
      <style:text-properties officeooo:rsid="017c972c"/>
    </style:style>
    <style:style style:name="T7" style:family="text">
      <style:text-properties officeooo:rsid="017d5443"/>
    </style:style>
    <style:style style:name="T8" style:family="text">
      <style:text-properties officeooo:rsid="017e765a"/>
    </style:style>
    <style:style style:name="T9" style:family="text">
      <style:text-properties officeooo:rsid="017f01c1"/>
    </style:style>
    <style:style style:name="T10" style:family="text">
      <style:text-properties officeooo:rsid="0186f05c"/>
    </style:style>
    <style:style style:name="T11" style:family="text">
      <style:text-properties officeooo:rsid="018c1e16"/>
    </style:style>
    <style:style style:name="T12" style:family="text">
      <style:text-properties officeooo:rsid="018e577b"/>
    </style:style>
    <style:style style:name="T13" style:family="text">
      <style:text-properties officeooo:rsid="01922278"/>
    </style:style>
    <style:style style:name="T14" style:family="text">
      <style:text-properties officeooo:rsid="0196f468"/>
    </style:style>
    <style:style style:name="T15" style:family="text">
      <style:text-properties officeooo:rsid="019c1bed"/>
    </style:style>
    <style:style style:name="T16" style:family="text">
      <style:text-properties officeooo:rsid="019f5c7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Blog</text:p>
      <text:p text:style-name="P18">Projektdokumentation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7"><text:a xlink:type="simple" xlink:href="#__RefHeading___Toc1300_3578047081" text:style-name="Index_20_Link" text:visited-style-name="Index_20_Link">Projektdokumentation<text:tab/>2</text:a></text:p>
        </text:index-body>
      </text:table-of-content>
      <text:p text:style-name="P16">Glossar?</text:p>
      <text:h text:style-name="P21" text:outline-level="1"><text:bookmark-start text:name="__RefHeading___Toc1300_3578047081"/>Projektdokumentation<text:bookmark-end text:name="__RefHeading___Toc1300_3578047081"/></text:h>
      <table:table table:name="Table1" table:style-name="Table1">
        <table:table-column table:style-name="Table1.A"/>
        <table:table-column table:style-name="Table1.B"/>
        <table:table-row table:style-name="TableLine94411502930448">
          <table:table-cell table:style-name="Table1.A1" office:value-type="string">
            <text:p text:style-name="P4">Colin van Loo</text:p>
          </table:table-cell>
          <table:table-cell table:style-name="Table1.B1" office:value-type="string">
            <text:p text:style-name="P4"><text:span text:style-name="T4">29</text:span>.0<text:span text:style-name="T4">5</text:span>.2021</text:p>
          </table:table-cell>
        </table:table-row>
        <table:table-row table:style-name="TableLine94411503607520">
          <table:table-cell table:style-name="Table1.A2" office:value-type="string">
            <text:p text:style-name="P6">Beschreibung</text:p>
          </table:table-cell>
          <table:table-cell table:style-name="Table1.B2" office:value-type="string">
            <text:p text:style-name="P8">Ueber PHP informiert und Workenvironment aufgesetzt</text:p>
          </table:table-cell>
        </table:table-row>
        <table:table-row table:style-name="TableLine94411503634208">
          <table:table-cell table:style-name="Table1.A2" office:value-type="string">
            <text:p text:style-name="P6">Gearbeitet an</text:p>
          </table:table-cell>
          <table:table-cell table:style-name="Table1.B2" office:value-type="string">
            <text:p text:style-name="P10">Ich lies im Internet eine Einfuehrung <text:span text:style-name="T6">ueber</text:span> PHP durch. Daraufhin setzte ich ein Github-Repo und <text:span text:style-name="T7">eine Entwicklungsumgebung (</text:span>Docker<text:span text:style-name="T7">)</text:span> auf.</text:p>
          </table:table-cell>
        </table:table-row>
        <table:table-row table:style-name="TableLine94411503634864">
          <table:table-cell table:style-name="Table1.A2" office:value-type="string">
            <text:p text:style-name="P6">Schwierigkeiten</text:p>
          </table:table-cell>
          <table:table-cell table:style-name="Table1.B2" office:value-type="string">
            <text:p text:style-name="P3">-</text:p>
          </table:table-cell>
        </table:table-row>
        <table:table-row table:style-name="TableLine94411503635520">
          <table:table-cell table:style-name="Table1.A2" office:value-type="string">
            <text:p text:style-name="P6">Referenzen (Git)</text:p>
          </table:table-cell>
          <table:table-cell table:style-name="Table1.B2" office:value-type="string">
            <text:p text:style-name="P11"><text:a xlink:type="simple" xlink:href="https://github.com/cvanloo/blog/commit/08009968e19a9761bb8b602341e4d0bc6f80abbe" text:style-name="Internet_20_link" text:visited-style-name="Visited_20_Internet_20_Link">https://github.com/cvanloo/blog/commit/08009968e19a9761bb8b602341e4d0bc6f80abbe</text:a></text:p>
          </table:table-cell>
        </table:table-row>
        <table:table-row table:style-name="TableLine94411503636176">
          <table:table-cell table:style-name="Table1.A2" office:value-type="string">
            <text:p text:style-name="P14"><text:span text:style-name="T2">Al</text:span><text:span text:style-name="T3">s N</text:span><text:span text:style-name="T2">ächstes</text:span></text:p>
          </table:table-cell>
          <table:table-cell table:style-name="Table1.B2" office:value-type="string">
            <text:p text:style-name="P3">-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94411503588032">
          <table:table-cell table:style-name="Table2.A1" office:value-type="string">
            <text:p text:style-name="P5">Colin van Loo</text:p>
          </table:table-cell>
          <table:table-cell table:style-name="Table2.B1" office:value-type="string">
            <text:p text:style-name="P5"><text:span text:style-name="T5">30</text:span>.0<text:span text:style-name="T4">5</text:span>.2021</text:p>
          </table:table-cell>
        </table:table-row>
        <table:table-row table:style-name="TableLine94411503651232">
          <table:table-cell table:style-name="Table2.A2" office:value-type="string">
            <text:p text:style-name="P7">Beschreibung</text:p>
          </table:table-cell>
          <table:table-cell table:style-name="Table2.B2" office:value-type="string">
            <text:p text:style-name="P9">Datenbank erstellt</text:p>
          </table:table-cell>
        </table:table-row>
        <table:table-row table:style-name="TableLine94411503652672">
          <table:table-cell table:style-name="Table2.A2" office:value-type="string">
            <text:p text:style-name="P7">Gearbeitet an</text:p>
          </table:table-cell>
          <table:table-cell table:style-name="Table2.B2" office:value-type="string">
            <text:p text:style-name="P13">Ich fertigte die Planung fuer die Datenbank und schrieb ein sql-Skript um die Datenbank zu erstellen.</text:p>
          </table:table-cell>
        </table:table-row>
        <table:table-row table:style-name="TableLine94411503653328">
          <table:table-cell table:style-name="Table2.A2" office:value-type="string">
            <text:p text:style-name="P7">Schwierigkeiten</text:p>
          </table:table-cell>
          <table:table-cell table:style-name="Table2.B2" office:value-type="string">
            <text:p text:style-name="P12">-</text:p>
          </table:table-cell>
        </table:table-row>
        <table:table-row table:style-name="TableLine94411503653984">
          <table:table-cell table:style-name="Table2.A2" office:value-type="string">
            <text:p text:style-name="P7">Referenzen (Git)</text:p>
          </table:table-cell>
          <table:table-cell table:style-name="Table2.B2" office:value-type="string">
            <text:p text:style-name="P56"><text:a xlink:type="simple" xlink:href="https://github.com/cvanloo/blog/commit/c38acea8c811aaac3b8b2ca4fdda1c8235b7922e" text:style-name="Internet_20_link" text:visited-style-name="Visited_20_Internet_20_Link">https://github.com/cvanloo/blog/commit/c38acea8c811aaac3b8b2ca4fdda1c8235b7922e</text:a></text:p>
          </table:table-cell>
        </table:table-row>
        <table:table-row table:style-name="TableLine94411503654640">
          <table:table-cell table:style-name="Table2.A2" office:value-type="string">
            <text:p text:style-name="P15"><text:span text:style-name="T2">Al</text:span><text:span text:style-name="T3">s N</text:span><text:span text:style-name="T2">ächstes</text:span></text:p>
          </table:table-cell>
          <table:table-cell table:style-name="Table2.B2" office:value-type="string">
            <text:p text:style-name="P12">-</text:p>
          </table:table-cell>
        </table:table-row>
      </table:table>
      <text:p text:style-name="P19"/>
      <table:table table:name="Table3" table:style-name="Table3">
        <table:table-column table:style-name="Table3.A"/>
        <table:table-column table:style-name="Table3.B"/>
        <table:table-row table:style-name="TableLine94411503638128">
          <table:table-cell table:style-name="Table3.A1" office:value-type="string">
            <text:p text:style-name="P5">Colin van Loo</text:p>
          </table:table-cell>
          <table:table-cell table:style-name="Table3.B1" office:value-type="string">
            <text:p text:style-name="P5"><text:span text:style-name="T8">31</text:span>.0<text:span text:style-name="T4">5</text:span>.2021</text:p>
          </table:table-cell>
        </table:table-row>
        <table:table-row table:style-name="TableLine94411503669040">
          <table:table-cell table:style-name="Table3.A2" office:value-type="string">
            <text:p text:style-name="P7">Beschreibung</text:p>
          </table:table-cell>
          <table:table-cell table:style-name="Table3.B2" office:value-type="string">
            <text:p text:style-name="P44">Create Account und Login, PHP Unit</text:p>
          </table:table-cell>
        </table:table-row>
        <table:table-row table:style-name="TableLine94411503670480">
          <table:table-cell table:style-name="Table3.A2" office:value-type="string">
            <text:p text:style-name="P7">Gearbeitet an</text:p>
          </table:table-cell>
          <table:table-cell table:style-name="Table3.B2" office:value-type="string">
            <text:p text:style-name="P54">Ich erstellte das Backend um einen Account in der Datenbank anzulegen und ein Login zu verifizieren.</text:p>
            <text:p text:style-name="P54">Ausserdem testete ich PHPUnit fuer Unit-Testing aus, stellte aber fest, dass Unit-Testing fuer PHP meistens nicht so geeignet ist.</text:p>
          </table:table-cell>
        </table:table-row>
        <table:table-row table:style-name="TableLine94411503671136">
          <table:table-cell table:style-name="Table3.A2" office:value-type="string">
            <text:p text:style-name="P7">Schwierigkeiten</text:p>
          </table:table-cell>
          <table:table-cell table:style-name="Table3.B2" office:value-type="string">
            <text:p text:style-name="P12">-</text:p>
          </table:table-cell>
        </table:table-row>
        <table:table-row table:style-name="TableLine94411503671792">
          <table:table-cell table:style-name="Table3.A2" office:value-type="string">
            <text:p text:style-name="P7">Referenzen (Git)</text:p>
          </table:table-cell>
          <table:table-cell table:style-name="Table3.B2" office:value-type="string">
            <text:p text:style-name="P12"><text:a xlink:type="simple" xlink:href="https://github.com/cvanloo/blog/commit/2337cc19541d9bebc95d0f3c74a1d47029130369" text:style-name="Internet_20_link" text:visited-style-name="Visited_20_Internet_20_Link">https://github.com/cvanloo/blog/commit/2337cc19541d9bebc95d0f3c74a1d47029130369</text:a></text:p>
            <text:p text:style-name="P12"><text:a xlink:type="simple" xlink:href="https://github.com/cvanloo/blog/commit/b33a5aa6f9953e08a34a1b321baefc6a4a1d17ec" text:style-name="Internet_20_link" text:visited-style-name="Visited_20_Internet_20_Link"/></text:p>
            <text:p text:style-name="P12"><text:a xlink:type="simple" xlink:href="https://github.com/cvanloo/blog/commit/b33a5aa6f9953e08a34a1b321baefc6a4a1d17ec" text:style-name="Internet_20_link" text:visited-style-name="Visited_20_Internet_20_Link">https://github.com/cvanloo/blog/commit/b33a5aa6f9953e08a34a1b321baefc6a4a1d17ec</text:a></text:p>
          </table:table-cell>
        </table:table-row>
        <table:table-row table:style-name="TableLine94411503672448">
          <table:table-cell table:style-name="Table3.A2" office:value-type="string">
            <text:p text:style-name="P15"><text:span text:style-name="T2">Al</text:span><text:span text:style-name="T3">s N</text:span><text:span text:style-name="T2">ächstes</text:span></text:p>
          </table:table-cell>
          <table:table-cell table:style-name="Table3.B2" office:value-type="string">
            <text:p text:style-name="P12">-</text:p>
          </table:table-cell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row table:style-name="TableLine94411535721792">
          <table:table-cell table:style-name="Table4.A1" office:value-type="string">
            <text:p text:style-name="P30">Colin van Loo</text:p>
          </table:table-cell>
          <table:table-cell table:style-name="Table4.B1" office:value-type="string">
            <text:p text:style-name="P30"><text:span text:style-name="T9">01</text:span>.0<text:span text:style-name="T9">6</text:span>.2021</text:p>
          </table:table-cell>
        </table:table-row>
        <table:table-row table:style-name="TableLine94411510386576">
          <table:table-cell table:style-name="Table4.A2" office:value-type="string">
            <text:p text:style-name="P37">Beschreibung</text:p>
          </table:table-cell>
          <table:table-cell table:style-name="Table4.B2" office:value-type="string">
            <text:p text:style-name="P45">Frontend fuer Create Account/Login</text:p>
          </table:table-cell>
        </table:table-row>
        <table:table-row table:style-name="TableLine94411497134688">
          <table:table-cell table:style-name="Table4.A2" office:value-type="string">
            <text:p text:style-name="P37">Gearbeitet an</text:p>
          </table:table-cell>
          <table:table-cell table:style-name="Table4.B2" office:value-type="string">
            <text:p text:style-name="P55">Ich erstellte die Webseiten um einen Account zu erstellen und um sich anzumelden.</text:p>
          </table:table-cell>
        </table:table-row>
        <table:table-row table:style-name="TableLine94411533980944">
          <table:table-cell table:style-name="Table4.A2" office:value-type="string">
            <text:p text:style-name="P37">Schwierigkeiten</text:p>
          </table:table-cell>
          <table:table-cell table:style-name="Table4.B2" office:value-type="string">
            <text:p text:style-name="P53">-</text:p>
          </table:table-cell>
        </table:table-row>
        <table:table-row table:style-name="TableLine94411533267264">
          <table:table-cell table:style-name="Table4.A2" office:value-type="string">
            <text:p text:style-name="P37">Referenzen (Git)</text:p>
          </table:table-cell>
          <table:table-cell table:style-name="Table4.B2" office:value-type="string">
            <text:p text:style-name="P53"><text:a xlink:type="simple" xlink:href="https://github.com/cvanloo/blog/commit/91df19baf6bf9b6709242eb84f8d567d0d8c45e6" text:style-name="Internet_20_link" text:visited-style-name="Visited_20_Internet_20_Link">https://github.com/cvanloo/blog/commit/91df19baf6bf9b6709242eb84f8d567d0d8c45e6</text:a></text:p>
            <text:p text:style-name="P53"/>
            <text:p text:style-name="P53"><text:a xlink:type="simple" xlink:href="https://github.com/cvanloo/blog/commit/607fe24842a3d08dd3456ef176e6f1377579591a" text:style-name="Internet_20_link" text:visited-style-name="Visited_20_Internet_20_Link">https://github.com/cvanloo/blog/commit/607fe24842a3d08dd3456ef176e6f1377579591a</text:a></text:p>
          </table:table-cell>
        </table:table-row>
        <table:table-row table:style-name="TableLine94411526564720">
          <table:table-cell table:style-name="Table4.A2" office:value-type="string">
            <text:p text:style-name="P70"><text:span text:style-name="T2">Al</text:span><text:span text:style-name="T3">s N</text:span><text:span text:style-name="T2">ächstes</text:span></text:p>
          </table:table-cell>
          <table:table-cell table:style-name="Table4.B2" office:value-type="string">
            <text:p text:style-name="P53">-</text:p>
          </table:table-cell>
        </table:table-row>
      </table:table>
      <text:p text:style-name="P23"/>
      <text:p text:style-name="P24"/>
      <table:table table:name="Table5" table:style-name="Table5">
        <table:table-column table:style-name="Table5.A"/>
        <table:table-column table:style-name="Table5.B"/>
        <text:soft-page-break/>
        <table:table-row table:style-name="TableLine94411538406128">
          <table:table-cell table:style-name="Table5.A1" office:value-type="string">
            <text:p text:style-name="P31">Colin van Loo</text:p>
          </table:table-cell>
          <table:table-cell table:style-name="Table5.B1" office:value-type="string">
            <text:p text:style-name="P31"><text:span text:style-name="T9">0</text:span><text:span text:style-name="T10">2</text:span>.0<text:span text:style-name="T9">6</text:span>.2021</text:p>
          </table:table-cell>
        </table:table-row>
        <table:table-row table:style-name="TableLine94411539766656">
          <table:table-cell table:style-name="Table5.A2" office:value-type="string">
            <text:p text:style-name="P38">Beschreibung</text:p>
          </table:table-cell>
          <table:table-cell table:style-name="Table5.B2" office:value-type="string">
            <text:p text:style-name="P46">Ordner Struktur</text:p>
          </table:table-cell>
        </table:table-row>
        <table:table-row table:style-name="TableLine94411496820208">
          <table:table-cell table:style-name="Table5.A2" office:value-type="string">
            <text:p text:style-name="P38">Gearbeitet an</text:p>
          </table:table-cell>
          <table:table-cell table:style-name="Table5.B2" office:value-type="string">
            <text:p text:style-name="P58">Klare Projektstruktur erstellt.</text:p>
            <text:p text:style-name="P58">Alle Request werden jetzt zu index.php geleitet, welches dann die richtigen Dateien laedt.</text:p>
          </table:table-cell>
        </table:table-row>
        <table:table-row table:style-name="TableLine94411540069984">
          <table:table-cell table:style-name="Table5.A2" office:value-type="string">
            <text:p text:style-name="P38">Schwierigkeiten</text:p>
          </table:table-cell>
          <table:table-cell table:style-name="Table5.B2" office:value-type="string">
            <text:p text:style-name="P57">-</text:p>
          </table:table-cell>
        </table:table-row>
        <table:table-row table:style-name="TableLine94411535258928">
          <table:table-cell table:style-name="Table5.A2" office:value-type="string">
            <text:p text:style-name="P38">Referenzen (Git)</text:p>
          </table:table-cell>
          <table:table-cell table:style-name="Table5.B2" office:value-type="string">
            <text:p text:style-name="P57"><text:a xlink:type="simple" xlink:href="https://github.com/cvanloo/blog/commit/c5755d2e5daa72a0ce439801654133f51b27d8f2" text:style-name="Internet_20_link" text:visited-style-name="Visited_20_Internet_20_Link">https://github.com/cvanloo/blog/commit/c5755d2e5daa72a0ce439801654133f51b27d8f2</text:a></text:p>
          </table:table-cell>
        </table:table-row>
        <table:table-row table:style-name="TableLine94411496607744">
          <table:table-cell table:style-name="Table5.A2" office:value-type="string">
            <text:p text:style-name="P71"><text:span text:style-name="T2">Al</text:span><text:span text:style-name="T3">s N</text:span><text:span text:style-name="T2">ächstes</text:span></text:p>
          </table:table-cell>
          <table:table-cell table:style-name="Table5.B2" office:value-type="string">
            <text:p text:style-name="P57">-</text:p>
          </table:table-cell>
        </table:table-row>
      </table:table>
      <text:p text:style-name="P24"/>
      <table:table table:name="Table6" table:style-name="Table6">
        <table:table-column table:style-name="Table6.A"/>
        <table:table-column table:style-name="Table6.B"/>
        <table:table-row table:style-name="TableLine94411497190640">
          <table:table-cell table:style-name="Table6.A1" office:value-type="string">
            <text:p text:style-name="P32">Colin van Loo</text:p>
          </table:table-cell>
          <table:table-cell table:style-name="Table6.B1" office:value-type="string">
            <text:p text:style-name="P32"><text:span text:style-name="T11">06</text:span>.0<text:span text:style-name="T9">6</text:span>.2021</text:p>
          </table:table-cell>
        </table:table-row>
        <table:table-row table:style-name="TableLine94411494411808">
          <table:table-cell table:style-name="Table6.A2" office:value-type="string">
            <text:p text:style-name="P39">Beschreibung</text:p>
          </table:table-cell>
          <table:table-cell table:style-name="Table6.B2" office:value-type="string">
            <text:p text:style-name="P47">Navigationsbar <text:span text:style-name="T12">&amp; File Upload</text:span></text:p>
          </table:table-cell>
        </table:table-row>
        <table:table-row table:style-name="TableLine94411497137664">
          <table:table-cell table:style-name="Table6.A2" office:value-type="string">
            <text:p text:style-name="P39">Gearbeitet an</text:p>
          </table:table-cell>
          <table:table-cell table:style-name="Table6.B2" office:value-type="string">
            <text:p text:style-name="P60">Navigationsbar mit Bootstrap 5 erstellt.</text:p>
            <text:p text:style-name="P60">Page fuer File Upload erstellt.</text:p>
          </table:table-cell>
        </table:table-row>
        <table:table-row table:style-name="TableLine94411539202864">
          <table:table-cell table:style-name="Table6.A2" office:value-type="string">
            <text:p text:style-name="P39">Schwierigkeiten</text:p>
          </table:table-cell>
          <table:table-cell table:style-name="Table6.B2" office:value-type="string">
            <text:p text:style-name="P59">-</text:p>
          </table:table-cell>
        </table:table-row>
        <table:table-row table:style-name="TableLine94411497362608">
          <table:table-cell table:style-name="Table6.A2" office:value-type="string">
            <text:p text:style-name="P39">Referenzen (Git)</text:p>
          </table:table-cell>
          <table:table-cell table:style-name="Table6.B2" office:value-type="string">
            <text:p text:style-name="P59"><text:a xlink:type="simple" xlink:href="https://github.com/cvanloo/blog/commit/77e77b9e594bfc318da69b8001178431c69d09da" text:style-name="Internet_20_link" text:visited-style-name="Visited_20_Internet_20_Link">https://github.com/cvanloo/blog/commit/77e77b9e594bfc318da69b8001178431c69d09da</text:a></text:p>
            <text:p text:style-name="P59"/>
            <text:p text:style-name="P59"><text:a xlink:type="simple" xlink:href="https://github.com/cvanloo/blog/commit/51b369496587b95e15fbcc741c96b65a282e4454" text:style-name="Internet_20_link" text:visited-style-name="Visited_20_Internet_20_Link">https://github.com/cvanloo/blog/commit/51b369496587b95e15fbcc741c96b65a282e4454</text:a></text:p>
          </table:table-cell>
        </table:table-row>
        <table:table-row table:style-name="TableLine94411494681328">
          <table:table-cell table:style-name="Table6.A2" office:value-type="string">
            <text:p text:style-name="P72"><text:span text:style-name="T2">Al</text:span><text:span text:style-name="T3">s N</text:span><text:span text:style-name="T2">ächstes</text:span></text:p>
          </table:table-cell>
          <table:table-cell table:style-name="Table6.B2" office:value-type="string">
            <text:p text:style-name="P59">-</text:p>
          </table:table-cell>
        </table:table-row>
      </table:table>
      <text:p text:style-name="P25"/>
      <table:table table:name="Table7" table:style-name="Table7">
        <table:table-column table:style-name="Table7.A"/>
        <table:table-column table:style-name="Table7.B"/>
        <table:table-row table:style-name="TableLine94411536262672">
          <table:table-cell table:style-name="Table7.A1" office:value-type="string">
            <text:p text:style-name="P33">Colin van Loo</text:p>
          </table:table-cell>
          <table:table-cell table:style-name="Table7.B1" office:value-type="string">
            <text:p text:style-name="P33"><text:span text:style-name="T9">0</text:span><text:span text:style-name="T13">7</text:span>.0<text:span text:style-name="T9">6</text:span>.2021</text:p>
          </table:table-cell>
        </table:table-row>
        <table:table-row table:style-name="TableLine94411539772704">
          <table:table-cell table:style-name="Table7.A2" office:value-type="string">
            <text:p text:style-name="P40">Beschreibung</text:p>
          </table:table-cell>
          <table:table-cell table:style-name="Table7.B2" office:value-type="string">
            <text:p text:style-name="P48">Markdown Rendering, File Upload, Refactoring</text:p>
          </table:table-cell>
        </table:table-row>
        <table:table-row table:style-name="TableLine94411536496416">
          <table:table-cell table:style-name="Table7.A2" office:value-type="string">
            <text:p text:style-name="P40">Gearbeitet an</text:p>
          </table:table-cell>
          <table:table-cell table:style-name="Table7.B2" office:value-type="string">
            <text:p text:style-name="P62">Markdown Rendering mit Parsedown getestet.</text:p>
            <text:p text:style-name="P62">Logik klarer von Frontend getrent.</text:p>
          </table:table-cell>
        </table:table-row>
        <table:table-row table:style-name="TableLine94411536163264">
          <table:table-cell table:style-name="Table7.A2" office:value-type="string">
            <text:p text:style-name="P40">Schwierigkeiten</text:p>
          </table:table-cell>
          <table:table-cell table:style-name="Table7.B2" office:value-type="string">
            <text:p text:style-name="P61">-</text:p>
          </table:table-cell>
        </table:table-row>
        <table:table-row table:style-name="TableLine94411494604480">
          <table:table-cell table:style-name="Table7.A2" office:value-type="string">
            <text:p text:style-name="P40">Referenzen (Git)</text:p>
          </table:table-cell>
          <table:table-cell table:style-name="Table7.B2" office:value-type="string">
            <text:p text:style-name="P61"><text:a xlink:type="simple" xlink:href="https://github.com/cvanloo/blog/commit/84e06339275e7a79f1ba6ad343850bf2117f0aa9" text:style-name="Internet_20_link" text:visited-style-name="Visited_20_Internet_20_Link">https://github.com/cvanloo/blog/commit/84e06339275e7a79f1ba6ad343850bf2117f0aa9</text:a></text:p>
            <text:p text:style-name="P61"/>
            <text:p text:style-name="P61"><text:a xlink:type="simple" xlink:href="https://github.com/cvanloo/blog/commit/a44a60c9570d5efc820ce81b72984b2037445a2e" text:style-name="Internet_20_link" text:visited-style-name="Visited_20_Internet_20_Link">https://github.com/cvanloo/blog/commit/a44a60c9570d5efc820ce81b72984b2037445a2e</text:a></text:p>
          </table:table-cell>
        </table:table-row>
        <table:table-row table:style-name="TableLine94411517812240">
          <table:table-cell table:style-name="Table7.A2" office:value-type="string">
            <text:p text:style-name="P73"><text:span text:style-name="T2">Al</text:span><text:span text:style-name="T3">s N</text:span><text:span text:style-name="T2">ächstes</text:span></text:p>
          </table:table-cell>
          <table:table-cell table:style-name="Table7.B2" office:value-type="string">
            <text:p text:style-name="P61">-</text:p>
          </table:table-cell>
        </table:table-row>
      </table:table>
      <text:p text:style-name="P26"/>
      <text:p text:style-name="P27"/>
      <table:table table:name="Table8" table:style-name="Table8">
        <table:table-column table:style-name="Table8.A"/>
        <table:table-column table:style-name="Table8.B"/>
        <table:table-row table:style-name="TableLine94411504746672">
          <table:table-cell table:style-name="Table8.A1" office:value-type="string">
            <text:p text:style-name="P34">Colin van Loo</text:p>
          </table:table-cell>
          <table:table-cell table:style-name="Table8.B1" office:value-type="string">
            <text:p text:style-name="P34"><text:span text:style-name="T9">0</text:span><text:span text:style-name="T14">8</text:span>.0<text:span text:style-name="T9">6</text:span>.2021</text:p>
          </table:table-cell>
        </table:table-row>
        <table:table-row table:style-name="TableLine94411505042064">
          <table:table-cell table:style-name="Table8.A2" office:value-type="string">
            <text:p text:style-name="P41">Beschreibung</text:p>
          </table:table-cell>
          <table:table-cell table:style-name="Table8.B2" office:value-type="string">
            <text:p text:style-name="P49">Login/Register ueberarbeitet</text:p>
          </table:table-cell>
        </table:table-row>
        <table:table-row table:style-name="TableLine94411536166544">
          <table:table-cell table:style-name="Table8.A2" office:value-type="string">
            <text:p text:style-name="P41">Gearbeitet an</text:p>
          </table:table-cell>
          <table:table-cell table:style-name="Table8.B2" office:value-type="string">
            <text:p text:style-name="P64">Login und Register ueberarbeitet.</text:p>
          </table:table-cell>
        </table:table-row>
        <table:table-row table:style-name="TableLine94411539842912">
          <table:table-cell table:style-name="Table8.A2" office:value-type="string">
            <text:p text:style-name="P41">Schwierigkeiten</text:p>
          </table:table-cell>
          <table:table-cell table:style-name="Table8.B2" office:value-type="string">
            <text:p text:style-name="P63">-</text:p>
          </table:table-cell>
        </table:table-row>
        <table:table-row table:style-name="TableLine94411535296784">
          <table:table-cell table:style-name="Table8.A2" office:value-type="string">
            <text:p text:style-name="P41">Referenzen (Git)</text:p>
          </table:table-cell>
          <table:table-cell table:style-name="Table8.B2" office:value-type="string">
            <text:p text:style-name="P63"><text:a xlink:type="simple" xlink:href="https://github.com/cvanloo/blog/commit/e055c38d6619946e3df845a513f9944becf7c506" text:style-name="Internet_20_link" text:visited-style-name="Visited_20_Internet_20_Link">https://github.com/cvanloo/blog/commit/e055c38d6619946e3df845a513f9944becf7c506</text:a></text:p>
          </table:table-cell>
        </table:table-row>
        <table:table-row table:style-name="TableLine94411533990496">
          <table:table-cell table:style-name="Table8.A2" office:value-type="string">
            <text:p text:style-name="P74"><text:span text:style-name="T2">Al</text:span><text:span text:style-name="T3">s N</text:span><text:span text:style-name="T2">ächstes</text:span></text:p>
          </table:table-cell>
          <table:table-cell table:style-name="Table8.B2" office:value-type="string">
            <text:p text:style-name="P63">-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Line94411534385088">
          <table:table-cell table:style-name="Table9.A1" office:value-type="string">
            <text:p text:style-name="P35">Colin van Loo</text:p>
          </table:table-cell>
          <table:table-cell table:style-name="Table9.B1" office:value-type="string">
            <text:p text:style-name="P35"><text:span text:style-name="T15">11</text:span>.0<text:span text:style-name="T9">6</text:span>.2021</text:p>
          </table:table-cell>
        </table:table-row>
        <table:table-row table:style-name="TableLine94411533939712">
          <table:table-cell table:style-name="Table9.A2" office:value-type="string">
            <text:p text:style-name="P42">Beschreibung</text:p>
          </table:table-cell>
          <table:table-cell table:style-name="Table9.B2" office:value-type="string">
            <text:p text:style-name="P50">Blog Publishing</text:p>
          </table:table-cell>
        </table:table-row>
        <table:table-row table:style-name="TableLine94411539586800">
          <table:table-cell table:style-name="Table9.A2" office:value-type="string">
            <text:p text:style-name="P42">Gearbeitet an</text:p>
          </table:table-cell>
          <table:table-cell table:style-name="Table9.B2" office:value-type="string">
            <text:p text:style-name="P66">Das Hochladen von Blogs funktioniert nun.</text:p>
          </table:table-cell>
        </table:table-row>
        <table:table-row table:style-name="TableLine94411536363568">
          <table:table-cell table:style-name="Table9.A2" office:value-type="string">
            <text:p text:style-name="P42">Schwierigkeiten</text:p>
          </table:table-cell>
          <table:table-cell table:style-name="Table9.B2" office:value-type="string">
            <text:p text:style-name="P65">-</text:p>
          </table:table-cell>
        </table:table-row>
        <table:table-row table:style-name="TableLine94411536488672">
          <table:table-cell table:style-name="Table9.A2" office:value-type="string">
            <text:p text:style-name="P42">Referenzen (Git)</text:p>
          </table:table-cell>
          <table:table-cell table:style-name="Table9.B2" office:value-type="string">
            <text:p text:style-name="P65"><text:a xlink:type="simple" xlink:href="https://github.com/cvanloo/blog/commit/3bf1aa4046949ff364096bdb7502678b92afc627" text:style-name="Internet_20_link" text:visited-style-name="Visited_20_Internet_20_Link">https://github.com/cvanloo/blog/commit/3bf1aa4046949ff364096bdb7502678b92afc627</text:a></text:p>
            <text:p text:style-name="P65"/>
            <text:p text:style-name="P65"><text:a xlink:type="simple" xlink:href="https://github.com/cvanloo/blog/commit/fc4a48bd2a74a55b6ccd68639d570832818de620" text:style-name="Internet_20_link" text:visited-style-name="Visited_20_Internet_20_Link">https://github.com/cvanloo/blog/commit/fc4a48bd2a74a55b6ccd68639d570832818de620</text:a></text:p>
            <text:p text:style-name="P65"/>
            <text:p text:style-name="P65"><text:a xlink:type="simple" xlink:href="https://github.com/cvanloo/blog/commit/219a0f67371d027ebb132c94f34783566d24260b" text:style-name="Internet_20_link" text:visited-style-name="Visited_20_Internet_20_Link">https://github.com/cvanloo/blog/commit/219a0f67371d027ebb132c94f34783566d24260b</text:a></text:p>
          </table:table-cell>
        </table:table-row>
        <table:table-row table:style-name="TableLine94411496695264">
          <table:table-cell table:style-name="Table9.A2" office:value-type="string">
            <text:p text:style-name="P75"><text:span text:style-name="T2">Al</text:span><text:span text:style-name="T3">s N</text:span><text:span text:style-name="T2">ächstes</text:span></text:p>
          </table:table-cell>
          <table:table-cell table:style-name="Table9.B2" office:value-type="string">
            <text:p text:style-name="P65">-</text:p>
          </table:table-cell>
        </table:table-row>
      </table:table>
      <text:p text:style-name="P28"/>
      <text:p text:style-name="P29"/>
      <table:table table:name="Table10" table:style-name="Table10">
        <table:table-column table:style-name="Table10.A"/>
        <table:table-column table:style-name="Table10.B"/>
        <table:table-row table:style-name="TableLine94411535315056">
          <table:table-cell table:style-name="Table10.A1" office:value-type="string">
            <text:p text:style-name="P36">Colin van Loo</text:p>
          </table:table-cell>
          <table:table-cell table:style-name="Table10.B1" office:value-type="string">
            <text:p text:style-name="P36"><text:span text:style-name="T15">1</text:span><text:span text:style-name="T16">2</text:span>.0<text:span text:style-name="T9">6</text:span>.2021</text:p>
          </table:table-cell>
        </table:table-row>
        <table:table-row table:style-name="TableLine94411539883680">
          <table:table-cell table:style-name="Table10.A2" office:value-type="string">
            <text:p text:style-name="P43">Beschreibung</text:p>
          </table:table-cell>
          <table:table-cell table:style-name="Table10.B2" office:value-type="string">
            <text:p text:style-name="P51">Admin Page, User Preferences, Blog Page</text:p>
          </table:table-cell>
        </table:table-row>
        <table:table-row table:style-name="TableLine94411536479680">
          <table:table-cell table:style-name="Table10.A2" office:value-type="string">
            <text:p text:style-name="P43">Gearbeitet an</text:p>
          </table:table-cell>
          <table:table-cell table:style-name="Table10.B2" office:value-type="string">
            <text:p text:style-name="P68">Mit der Blog Page begonnen, hier werden die hochgeladenen Blogs angezeigt und spaeter sollte auch Kommentieren moeglich sein.</text:p>
            <text:p text:style-name="P69">Begonnen eine Admin Seite und User Preferences Seite zu erstellen.</text:p>
          </table:table-cell>
        </table:table-row>
        <table:table-row table:style-name="TableLine94411534942736">
          <table:table-cell table:style-name="Table10.A2" office:value-type="string">
            <text:p text:style-name="P43">Schwierigkeiten</text:p>
          </table:table-cell>
          <table:table-cell table:style-name="Table10.B2" office:value-type="string">
            <text:p text:style-name="P67">-</text:p>
          </table:table-cell>
        </table:table-row>
        <table:table-row table:style-name="TableLine94411497263104">
          <table:table-cell table:style-name="Table10.A2" office:value-type="string">
            <text:p text:style-name="P43">Referenzen (Git)</text:p>
          </table:table-cell>
          <table:table-cell table:style-name="Table10.B2" office:value-type="string">
            <text:p text:style-name="P67"><text:a xlink:type="simple" xlink:href="https://github.com/cvanloo/blog/commit/d47984256a26ba1e3d3b48fb6adccb550d0d03b5" text:style-name="Internet_20_link" text:visited-style-name="Visited_20_Internet_20_Link">https://github.com/cvanloo/blog/commit/d47984256a26ba1e3d3b48fb6adccb550d0d03b5</text:a></text:p>
            <text:p text:style-name="P67"/>
            <text:p text:style-name="P67"><text:a xlink:type="simple" xlink:href="https://github.com/cvanloo/blog/commit/5408d340702c527e0b60e8eea4c912fcf0c30774" text:style-name="Internet_20_link" text:visited-style-name="Visited_20_Internet_20_Link">https://github.com/cvanloo/blog/commit/5408d340702c527e0b60e8eea4c912fcf0c30774</text:a></text:p>
            <text:p text:style-name="P67"/>
            <text:p text:style-name="P67"><text:a xlink:type="simple" xlink:href="https://github.com/cvanloo/blog/commit/33e4d2aeaf169c0ca0cf62e9aefc73a165ea01eb" text:style-name="Internet_20_link" text:visited-style-name="Visited_20_Internet_20_Link">https://github.com/cvanloo/blog/commit/33e4d2aeaf169c0ca0cf62e9aefc73a165ea01eb</text:a></text:p>
            <text:p text:style-name="P67"/>
            <text:p text:style-name="P67"><text:a xlink:type="simple" xlink:href="https://github.com/cvanloo/blog/commit/dd995734229d54316951e780a6079e3b0306993c" text:style-name="Internet_20_link" text:visited-style-name="Visited_20_Internet_20_Link">https://github.com/cvanloo/blog/commit/dd995734229d54316951e780a6079e3b0306993c</text:a></text:p>
            <text:p text:style-name="P67"/>
            <text:p text:style-name="P67"><text:a xlink:type="simple" xlink:href="https://github.com/cvanloo/blog/commit/e70723557488bbe75f0616da525a6ab812b1dd2d" text:style-name="Internet_20_link" text:visited-style-name="Visited_20_Internet_20_Link">https://github.com/cvanloo/blog/commit/e70723557488bbe75f0616da525a6ab812b1dd2d</text:a></text:p>
          </table:table-cell>
        </table:table-row>
        <table:table-row table:style-name="TableLine94411494530240">
          <table:table-cell table:style-name="Table10.A2" office:value-type="string">
            <text:p text:style-name="P76"><text:span text:style-name="T2">Al</text:span><text:span text:style-name="T3">s N</text:span><text:span text:style-name="T2">ächstes</text:span></text:p>
          </table:table-cell>
          <table:table-cell table:style-name="Table10.B2" office:value-type="string">
            <text:p text:style-name="P67">-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3270Medium Nerd Font" svg:font-family="'3270Medium Nerd Font'" style:font-pitch="fixed"/>
    <style:font-face style:name="Montserrat" svg:font-family="Montserrat" style:font-pitch="variable"/>
    <style:font-face style:name="Montserrat2" svg:font-family="Montserrat" style:font-adornments="Bold" style:font-pitch="variable"/>
    <style:font-face style:name="Montserrat1" svg:font-family="Montserrat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Montserrat1" fo:font-family="Montserrat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Montserrat2" fo:font-family="Montserrat" style:font-style-name="Bold" style:font-pitch="variable" fo:font-size="16pt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Montserrat2" fo:font-family="Montserrat" style:font-style-name="Bold" style:font-pitch="variable" fo:font-size="105%" fo:font-weight="bold" style:font-size-asian="115%" style:font-weight-asian="bold" style:font-size-complex="115%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3270Medium Nerd Font" officeooo:rsid="0004f130" officeooo:paragraph-rsid="0004f130"/>
    </style:style>
    <style:style style:name="MP2" style:family="paragraph" style:parent-style-name="Footer">
      <style:text-properties style:font-name="3270Medium Nerd Font" officeooo:rsid="000562e6" officeooo:paragraph-rsid="000562e6"/>
    </style:style>
    <style:style style:name="MT1" style:family="text">
      <style:text-properties officeooo:rsid="0164928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jektdokumentation</text:span><text:tab/><text:tab/><text:span text:style-name="MT1">M133</text:span></text:p>
        <text:p text:style-name="MP1"><text:tab/><text:tab/><text:span text:style-name="MT1">07.06.2021</text:span></text:p>
      </style:header>
      <style:footer>
        <text:p text:style-name="MP2">Colin van Loo<text:tab/><text:page-number text:select-page="current">4</text:page-number><text:tab/>AP19d</text:p>
      </style:footer>
    </style:master-page>
    <style:master-page style:name="SinglePageLandscape" style:page-layout-name="Mpm2" style:next-style-name="Standard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9:43:32.275992119</meta:creation-date>
    <dc:date>2021-06-13T16:54:25.572299508</dc:date>
    <meta:editing-duration>PT7H39M59S</meta:editing-duration>
    <meta:editing-cycles>401</meta:editing-cycles>
    <meta:generator>LibreOffice/7.1.3.2$Linux_X86_64 LibreOffice_project/10$Build-2</meta:generator>
    <meta:document-statistic meta:table-count="10" meta:image-count="0" meta:object-count="0" meta:page-count="7" meta:paragraph-count="144" meta:word-count="371" meta:character-count="4047" meta:non-whitespace-character-count="3817"/>
  </office:meta>
</office:document-meta>
</file>